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MT" svg:font-family="Arial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paragraph-rsid="0004544a" style:font-size-asian="12pt" style:font-size-complex="12pt"/>
    </style:style>
    <style:style style:name="P2" style:family="paragraph" style:parent-style-name="Standard">
      <style:text-properties style:font-name="Arial" fo:font-size="12pt" officeooo:paragraph-rsid="000acfec" style:font-size-asian="12pt" style:font-size-complex="12pt"/>
    </style:style>
    <style:style style:name="P3" style:family="paragraph" style:parent-style-name="Standard">
      <style:text-properties style:font-name="Arial" fo:font-size="12pt" officeooo:paragraph-rsid="000b7c5c" style:font-size-asian="12pt" style:font-size-complex="12pt"/>
    </style:style>
    <style:style style:name="P4" style:family="paragraph" style:parent-style-name="Standard">
      <style:text-properties style:font-name="Arial" fo:font-size="12pt" officeooo:rsid="0004544a" officeooo:paragraph-rsid="000b7c5c" style:font-size-asian="12pt" style:font-size-complex="12pt"/>
    </style:style>
    <style:style style:name="P5" style:family="paragraph" style:parent-style-name="Standard">
      <style:text-properties style:font-name="Arial" fo:font-size="12pt" officeooo:rsid="000fa6cd" officeooo:paragraph-rsid="000f15cd" style:font-size-asian="12pt" style:font-size-complex="12pt"/>
    </style:style>
    <style:style style:name="P6" style:family="paragraph" style:parent-style-name="Standard">
      <style:text-properties officeooo:paragraph-rsid="000acfec"/>
    </style:style>
    <style:style style:name="P7" style:family="paragraph" style:parent-style-name="Standard" style:master-page-name="Standard">
      <style:paragraph-properties style:page-number="auto"/>
      <style:text-properties style:font-name="Arial" fo:font-size="12pt" style:font-size-asian="12pt" style:font-size-complex="12pt"/>
    </style:style>
    <style:style style:name="P8" style:family="paragraph" style:parent-style-name="Standard" style:list-style-name="L1">
      <style:text-properties style:font-name="Arial" fo:font-size="12pt" fo:language="en" fo:country="none" officeooo:rsid="00037fba" officeooo:paragraph-rsid="0004544a" style:font-size-asian="12pt" style:font-size-complex="12pt"/>
    </style:style>
    <style:style style:name="P9" style:family="paragraph" style:parent-style-name="Standard" style:list-style-name="L1">
      <style:text-properties style:font-name="Arial" fo:font-size="12pt" fo:language="en" fo:country="none" style:font-size-asian="12pt" style:font-size-complex="12pt"/>
    </style:style>
    <style:style style:name="P10" style:family="paragraph" style:parent-style-name="Standard" style:list-style-name="L1">
      <style:text-properties style:font-name="Arial" fo:font-size="12pt" fo:language="en" fo:country="none" officeooo:rsid="00094f1d" officeooo:paragraph-rsid="00094f1d" style:font-size-asian="12pt" style:font-size-complex="12pt"/>
    </style:style>
    <style:style style:name="P11" style:family="paragraph" style:parent-style-name="Standard">
      <style:text-properties style:font-name="Arial" fo:font-size="12pt" officeooo:rsid="0006b7e5" officeooo:paragraph-rsid="000f15cd" style:font-size-asian="12pt" style:font-size-complex="12pt"/>
    </style:style>
    <style:style style:name="P12" style:family="paragraph" style:parent-style-name="Standard">
      <style:text-properties style:font-name="Arial" fo:font-size="12pt" officeooo:paragraph-rsid="000f62ba" style:font-size-asian="12pt" style:font-size-complex="12pt"/>
    </style:style>
    <style:style style:name="T1" style:family="text">
      <style:text-properties officeooo:rsid="00037fba"/>
    </style:style>
    <style:style style:name="T2" style:family="text">
      <style:text-properties fo:language="en" fo:country="none" officeooo:rsid="00037fba"/>
    </style:style>
    <style:style style:name="T3" style:family="text">
      <style:text-properties officeooo:rsid="0004544a"/>
    </style:style>
    <style:style style:name="T4" style:family="text">
      <style:text-properties officeooo:rsid="0006b7e5"/>
    </style:style>
    <style:style style:name="T5" style:family="text">
      <style:text-properties officeooo:rsid="00093b73"/>
    </style:style>
    <style:style style:name="T6" style:family="text">
      <style:text-properties officeooo:rsid="000990d1"/>
    </style:style>
    <style:style style:name="T7" style:family="text">
      <style:text-properties style:font-name="ArialMT" fo:font-size="12pt" fo:language="en" fo:country="none" officeooo:rsid="00037fba" style:font-size-asian="12pt"/>
    </style:style>
    <style:style style:name="T8" style:family="text">
      <style:text-properties style:font-name="Arial" fo:font-size="12pt" style:text-underline-style="solid" style:text-underline-width="auto" style:text-underline-color="font-color" officeooo:rsid="00037fba" style:font-size-asian="12pt" style:font-size-complex="12pt"/>
    </style:style>
    <style:style style:name="T9" style:family="text">
      <style:text-properties style:font-name="Arial" fo:font-size="12pt" officeooo:rsid="00037fba" style:font-size-asian="12pt" style:font-size-complex="12pt"/>
    </style:style>
    <style:style style:name="T10" style:family="text">
      <style:text-properties style:font-name="Arial" fo:font-size="12pt" fo:language="en" fo:country="none" officeooo:rsid="00037fba" style:font-size-asian="12pt" style:font-size-complex="12pt"/>
    </style:style>
    <style:style style:name="T11" style:family="text">
      <style:text-properties style:font-name="Arial" fo:font-size="12pt" fo:language="en" fo:country="none" officeooo:rsid="00093b73" style:font-size-asian="12pt" style:font-size-complex="12pt"/>
    </style:style>
    <style:style style:name="T12" style:family="text">
      <style:text-properties style:font-name="Arial" fo:font-size="12pt" fo:language="en" fo:country="none" officeooo:rsid="00094f1d" style:font-size-asian="12pt" style:font-size-complex="12pt"/>
    </style:style>
    <style:style style:name="T13" style:family="text">
      <style:text-properties style:font-name="Arial" fo:font-size="12pt" fo:language="en" fo:country="none" officeooo:rsid="0004544a" style:font-size-asian="12pt" style:font-size-complex="12pt"/>
    </style:style>
    <style:style style:name="T14" style:family="text">
      <style:text-properties officeooo:rsid="000acfec"/>
    </style:style>
    <style:style style:name="T15" style:family="text">
      <style:text-properties officeooo:rsid="000b7c5c"/>
    </style:style>
    <style:style style:name="T16" style:family="text">
      <style:text-properties officeooo:rsid="000b01de"/>
    </style:style>
    <style:style style:name="T17" style:family="text">
      <style:text-properties officeooo:rsid="000d941c"/>
    </style:style>
    <style:style style:name="T18" style:family="text">
      <style:text-properties officeooo:rsid="000f4341"/>
    </style:style>
    <style:style style:name="T19" style:family="text">
      <style:text-properties officeooo:rsid="000fa6cd"/>
    </style:style>
    <style:style style:name="T20" style:family="text">
      <style:text-properties officeooo:rsid="000f62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ank you for purchasing the “<text:span text:style-name="T5">Snow Blizzard</text:span><text:span text:style-name="T3"> Effect –</text:span><text:span text:style-name="T14"> Mobile Edition</text:span><text:span text:style-name="T3">” </text:span><text:span text:style-name="T14">package</text:span>!<text:line-break/></text:p>
      <text:p text:style-name="P6"><text:span text:style-name="T8">Product Description</text:span><text:span text:style-name="T9"><text:line-break/></text:span><text:span text:style-name="T10">Realistic atmospheric heavy </text:span><text:span text:style-name="T11">snow bli</text:span><text:span text:style-name="T12">z</text:span><text:span text:style-name="T11">zard </text:span><text:span text:style-name="T10">effect </text:span><text:span text:style-name="T13">f</text:span><text:span text:style-name="T10">or </text:span><text:span text:style-name="T7">mobile and tablet platforms</text:span></text:p>
      <text:p text:style-name="P2"><text:span text:style-name="T2"><text:s/>that easily drops onto your existing camera setup.</text:span><text:span text:style-name="T1"><text:line-break/><text:line-break/>Features:<text:line-break/></text:span></text:p>
      <text:list xml:id="list6097184585885868294" text:style-name="L1">
        <text:list-item>
          <text:p text:style-name="P8">Highly realistic <text:span text:style-name="T5">snow blizzard</text:span> effect.</text:p>
        </text:list-item>
        <text:list-item>
          <text:p text:style-name="P9">Particle collision with any surface, just drop it onto your camera and watch!</text:p>
        </text:list-item>
        <text:list-item>
          <text:p text:style-name="P9">Wind particle system with wind sound effect.</text:p>
        </text:list-item>
        <text:list-item>
          <text:p text:style-name="P10">Four icicle prefabs.</text:p>
        </text:list-item>
        <text:list-item>
          <text:p text:style-name="P10">Cloth prefab that blows in the wind <text:span text:style-name="T6">with looping cloth sound</text:span>.</text:p>
        </text:list-item>
        <text:list-item>
          <text:p text:style-name="P10">Look up and snow will land on the camera lens.</text:p>
        </text:list-item>
        <text:list-item>
          <text:p text:style-name="P10">Dynamically lit camera frost effect.</text:p>
        </text:list-item>
        <text:list-item>
          <text:p text:style-name="P9">Atmospheric demo scene included to show <text:span text:style-name="T5">snow blizzard</text:span> effect to it's fulllest.</text:p>
        </text:list-item>
        <text:list-item>
          <text:p text:style-name="P9"><text:span text:style-name="T4">Mist</text:span> fog effect, generates around player to create more atmosphere.</text:p>
        </text:list-item>
      </text:list>
      <text:p text:style-name="P1"/>
      <text:p text:style-name="P3">Information<text:line-break/><text:span text:style-name="T3">Drop the existing “</text:span><text:span text:style-name="T5">Snow Blizzard</text:span><text:span text:style-name="T3"> Parent </text:span><text:span text:style-name="T14">Mobile”</text:span><text:span text:style-name="T3"> prefab onto your existing first person controller or use the “</text:span><text:span text:style-name="T20">PC</text:span><text:span text:style-name="T14"> </text:span><text:span text:style-name="T3">First Person Controller” prefab already setup. <text:s/>That's it, try walking around and see the effect get created around you and follow you.</text:span></text:p>
      <text:p text:style-name="P4"/>
      <text:p text:style-name="P12"><text:span text:style-name="T15">The camera based wind prefab, which is a part of the “</text:span><text:span text:style-name="T20">PC</text:span><text:span text:style-name="T14"> </text:span><text:span text:style-name="T3">First Person Controller”</text:span><text:span text:style-name="T15"> prefab is also available as a separate prefab called “Wind Camera Attach Mobile” that can be attached to your camera to generate wind particles around the player. <text:s/>You can also put a static wind prefab in the scene, not attached to the camera, called “Wind Parent Mobile”.</text:span><text:line-break/><text:line-break/><text:span text:style-name="T4">To reduce the effect to improve frame rate for your project, click on the “</text:span><text:span text:style-name="T5">SnowInner</text:span><text:span text:style-name="T4">” </text:span><text:span text:style-name="T15">or “SnowOuter” </text:span><text:span text:style-name="T4">object under “</text:span><text:span text:style-name="T5">Snow Blizzard</text:span><text:span text:style-name="T4"> Parent </text:span><text:span text:style-name="T14">Mobile</text:span><text:span text:style-name="T4">” on your camera. <text:s/>Then click the Emission tab on the particle system in the inspector and lower the “Rate” count to what works for you, </text:span><text:span text:style-name="T15">the “SnowInner” prefab reduced will gain more CPU usage back</text:span><text:span text:style-name="T4">. <text:s/>Also you can remove or turn off the “Mist Fog” effect to improve frame rate if it is an issue.<text:line-break/><text:line-break/></text:span><text:span text:style-name="T19">Note:</text:span></text:p>
      <text:p text:style-name="P5"/>
      <text:p text:style-name="P5">1. The “PC First Person Controller” prefab is for non-mobile platforms, to use this controller ensure that you are set to a non-mobile platform in the build settings and that on the “Mobile Input” window is set to Disable.</text:p>
      <text:p text:style-name="P5"/>
      <text:p text:style-name="P11">2. The included “Mobile First Person Controller” prefab is for mobile platforms, to use this controller ensure that you are set to a mobile platform in the build settings and that on the “Mobile Input” window is set to En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MT" svg:font-family="Arial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2:06:18.92</meta:creation-date>
    <dc:date>2018-04-15T20:38:51.97</dc:date>
    <meta:editing-duration>PT25S</meta:editing-duration>
    <meta:editing-cycles>12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16" meta:word-count="379" meta:character-count="2224" meta:non-whitespace-character-count="1859"/>
  </office:meta>
</office:document-meta>
</file>